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ce12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ce1"/>
        <table:table-column table:style-name="co6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2.7916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2 stage</text:span><text:span text:style-name="T2"/></text:p>
              <text:p><text:span text:style-name="T2">0 if variable</text:span><text:span text:style-name="T2"/></text:p>
              <text:p/>
            </office:annotation>
          </table:table-cell>
          <table:table-cell table:style-name="ce6">
            <office:annotation draw:style-name="a1" svg:x="3.687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text:span text:style-name="T2"/></text:p>
              <text:p/>
            </office:annotation>
          </table:table-cell>
          <table:table-cell table:style-name="ce6">
            <office:annotation draw:style-name="a2" svg:x="4.57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8.1999999999999993" table:style-name="ce12">
            <text:p>8,20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10.3" table:style-name="ce7">
            <text:p>10,3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0.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0.5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pr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product.name&gt;</text:p>
          </table:table-cell>
          <table:table-cell table:style-name="ce11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A</text:p>
          </table:table-cell>
          <table:table-cell office:value-type="float" office:value="10.5" table:style-name="ce9">
            <text:p>10,5</text:p>
          </table:table-cell>
          <table:table-cell office:value-type="float" office:value="17" table:style-name="ce9">
            <text:p>17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B</text:p>
          </table:table-cell>
          <table:table-cell office:value-type="float" office:value="8.7200000000000006" table:style-name="ce9">
            <text:p>8,72</text:p>
          </table:table-cell>
          <table:table-cell office:value-type="float" office:value="6" table:style-name="ce9">
            <text:p>6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A</text:p>
          </table:table-cell>
          <table:table-cell office:value-type="float" office:value="9.3000000000000007" table:style-name="ce9">
            <text:p>9,3</text:p>
          </table:table-cell>
          <table:table-cell office:value-type="float" office:value="13" table:style-name="ce9">
            <text:p>13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B</text:p>
          </table:table-cell>
          <table:table-cell office:value-type="float" office:value="5.5" table:style-name="ce9">
            <text:p>5,5</text:p>
          </table:table-cell>
          <table:table-cell office:value-type="float" office:value="17" table:style-name="ce9">
            <text:p>17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kos Orosz</meta:initial-creator>
    <dc:creator>Oliver</dc:creator>
    <meta:creation-date>2013-10-05T17:33:37Z</meta:creation-date>
    <dc:date>2019-03-29T12:27:42Z</dc:date>
    <meta:editing-cycles>5</meta:editing-cycles>
    <meta:editing-duration>PT16S</meta:editing-duration>
  </office:meta>
</office:document-meta>
</file>